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Dear Digital Waffle Team,</text:p>
      <text:p text:style-name="Standard"/>
      <text:p text:style-name="Standard">Instead of a traditional CV and cover letter, I have created a website to apply for a part-time, working student or full-time position as a Software Engineer starting in September/October!</text:p>
      <text:p text:style-name="Standard"/>
      <text:p text:style-name="Standard">The link to the website: https://mvb-dl.github.io/ApplicationWebsite/</text:p>
      <text:p text:style-name="Standard">Password for the documents on the website: 123456789</text:p>
      <text:p text:style-name="Standard">The website can also be set to English (see top left)</text:p>
      <text:p text:style-name="Standard"/>
      <text:p text:style-name="Standard">I am very keen to apply to you and would be delighted to hear from you!</text:p>
      <text:p text:style-name="Standard"/>
      <text:p text:style-name="Standard">Yours sincerely</text:p>
      <text:p text:style-name="Standard"/>
      <text:p text:style-name="Standard">Mario von Bassen</text:p>
      <text:p text:style-name="Standard">mariovonbassen@gmail.com</text:p>
      <text:p text:style-name="Standard">01577/3633756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on Bassen, Mario</meta:initial-creator>
    <dc:creator>von Bassen, Mario</dc:creator>
    <meta:creation-date>2024-07-23T17:45:00Z</meta:creation-date>
    <dc:date>2024-07-23T17:51:00Z</dc:date>
    <meta:print-date>2024-07-23T17:50:00Z</meta:print-date>
    <meta:template xlink:href="Normal" xlink:type="simple"/>
    <meta:editing-cycles>6</meta:editing-cycles>
    <meta:editing-duration>PT0S</meta:editing-duration>
    <meta:document-statistic meta:page-count="1" meta:paragraph-count="1" meta:word-count="74" meta:character-count="540" meta:row-count="3" meta:non-whitespace-character-count="467"/>
  </office:meta>
</office:document-meta>
</file>